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rsid="001c8637" officeooo:paragraph-rsid="001c8637"/>
    </style:style>
    <style:style style:name="P2" style:family="paragraph" style:parent-style-name="Preformatted_20_Text">
      <style:paragraph-properties fo:text-align="justify" style:justify-single-word="false"/>
      <style:text-properties officeooo:rsid="001e79ba" officeooo:paragraph-rsid="001e79ba"/>
    </style:style>
    <style:style style:name="P3" style:family="paragraph" style:parent-style-name="Preformatted_20_Text">
      <style:paragraph-properties fo:text-align="justify" style:justify-single-word="false"/>
      <style:text-properties officeooo:rsid="0020218e" officeooo:paragraph-rsid="0020218e"/>
    </style:style>
    <style:style style:name="P4" style:family="paragraph" style:parent-style-name="Preformatted_20_Text">
      <style:paragraph-properties fo:text-align="justify" style:justify-single-word="false"/>
      <style:text-properties officeooo:paragraph-rsid="001acc2c"/>
    </style:style>
    <style:style style:name="P5" style:family="paragraph" style:parent-style-name="Preformatted_20_Text">
      <style:paragraph-properties fo:text-align="justify" style:justify-single-word="false"/>
      <style:text-properties officeooo:paragraph-rsid="001ae653"/>
    </style:style>
    <style:style style:name="P6" style:family="paragraph" style:parent-style-name="Preformatted_20_Text">
      <style:paragraph-properties fo:text-align="justify" style:justify-single-word="false"/>
      <style:text-properties officeooo:paragraph-rsid="0020218e"/>
    </style:style>
    <style:style style:name="P7" style:family="paragraph" style:parent-style-name="Preformatted_20_Text">
      <style:paragraph-properties fo:text-align="justify" style:justify-single-word="false"/>
      <style:text-properties officeooo:rsid="0021e678" officeooo:paragraph-rsid="0021e678"/>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officeooo:paragraph-rsid="0018e3eb"/>
    </style:style>
    <style:style style:name="T1" style:family="text">
      <style:text-properties officeooo:rsid="001acc2c"/>
    </style:style>
    <style:style style:name="T2" style:family="text">
      <style:text-properties style:font-name="Liberation Mono" fo:font-size="10pt" officeooo:rsid="001acc2c" style:font-name-asian="Noto Sans Mono CJK SC" style:font-size-asian="10pt" style:font-name-complex="Liberation Mono" style:font-size-complex="10pt"/>
    </style:style>
    <style:style style:name="T3" style:family="text">
      <style:text-properties style:font-name="Liberation Mono" fo:font-size="10pt" officeooo:rsid="001ae653" style:font-name-asian="Noto Sans Mono CJK SC" style:font-size-asian="10pt" style:font-name-complex="Liberation Mono" style:font-size-complex="10pt"/>
    </style:style>
    <style:style style:name="T4" style:family="text">
      <style:text-properties style:font-name="Liberation Mono" fo:font-size="10pt" officeooo:rsid="002358ed" style:font-name-asian="Noto Sans Mono CJK SC" style:font-size-asian="10pt" style:font-name-complex="Liberation Mono" style:font-size-complex="10pt"/>
    </style:style>
    <style:style style:name="T5" style:family="text">
      <style:text-properties style:font-name="Liberation Mono" fo:font-size="10pt" officeooo:rsid="00245700" style:font-name-asian="Noto Sans Mono CJK SC" style:font-size-asian="10pt" style:font-name-complex="Liberation Mono" style:font-size-complex="10pt"/>
    </style:style>
    <style:style style:name="T6" style:family="text">
      <style:text-properties style:font-name="Liberation Mono" fo:font-size="10pt" officeooo:rsid="00256878" style:font-name-asian="Noto Sans Mono CJK SC" style:font-size-asian="10pt" style:font-name-complex="Liberation Mono" style:font-size-complex="10pt"/>
    </style:style>
    <style:style style:name="T7" style:family="text">
      <style:text-properties style:font-name="Liberation Mono" fo:font-size="10pt" officeooo:rsid="00273566" style:font-name-asian="Noto Sans Mono CJK SC" style:font-size-asian="10pt" style:font-name-complex="Liberation Mono" style:font-size-complex="10pt"/>
    </style:style>
    <style:style style:name="T8" style:family="text">
      <style:text-properties style:font-name="Liberation Mono" fo:font-size="10pt" officeooo:rsid="0027c305" style:font-name-asian="Noto Sans Mono CJK SC" style:font-size-asian="10pt" style:font-name-complex="Liberation Mono" style:font-size-complex="10pt"/>
    </style:style>
    <style:style style:name="T9" style:family="text">
      <style:text-properties officeooo:rsid="001ae653"/>
    </style:style>
    <style:style style:name="T10" style:family="text">
      <style:text-properties officeooo:rsid="001b66d0"/>
    </style:style>
    <style:style style:name="T11" style:family="text">
      <style:text-properties officeooo:rsid="001c8637"/>
    </style:style>
    <style:style style:name="T12" style:family="text">
      <style:text-properties officeooo:rsid="0020218e"/>
    </style:style>
    <style:style style:name="T13" style:family="text">
      <style:text-properties officeooo:rsid="0021e678"/>
    </style:style>
    <style:style style:name="T14" style:family="text">
      <style:text-properties officeooo:rsid="002358ed"/>
    </style:style>
    <style:style style:name="T15" style:family="text">
      <style:text-properties officeooo:rsid="00245700"/>
    </style:style>
    <style:style style:name="T16" style:family="text">
      <style:text-properties officeooo:rsid="00256878"/>
    </style:style>
    <style:style style:name="T17" style:family="text">
      <style:text-properties officeooo:rsid="0027c305"/>
    </style:style>
    <style:style style:name="T18" style:family="text">
      <style:text-properties officeooo:rsid="0018e3e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7">H</text:span><text:span text:style-name="T18">ow the world </text:span><text:span text:style-name="T8">was</text:span><text:span text:style-name="T18"> saved, is about how a robot nearly destroyed the world </text:span><text:span text:style-name="T15">completely</text:span><text:span text:style-name="T18">. The main characters of the story are Trurl, the maker of the robot, called machine in the story, and Trurl’s friend Klapaucious. <text:s/></text:span></text:p>
      <text:p text:style-name="P4"><text:span text:style-name="T1">One day Trurl programs/ build a robot that can make anything in the world </text:span><text:span text:style-name="T2">as long as</text:span><text:span text:style-name="T1"> its name start with the letter n. </text:span><text:span text:style-name="T8">It’s</text:span><text:span text:style-name="T1"> all good when Trurl asks the machine to make noodle, neutrons and some other things that their name start with n, but when Trurl asks the machine to make natrium, the machine refuse</text:span><text:span text:style-name="T15">s</text:span><text:span text:style-name="T1"> to do so, because natrium is </text:span><text:span text:style-name="T3">Latin</text:span><text:span text:style-name="T1"> for sodium and it start with s not n. </text:span></text:p>
      <text:p text:style-name="P4"/>
      <text:p text:style-name="P5"><text:span text:style-name="T8">After</text:span><text:span text:style-name="T9"> testing his creation Trurl invites his friend Klapaucious to show off his invention. Klapaucious ask the machine to make nature, in which the machine fills Trurl garden with naturalists, and also change the appearance of the sky and change the weather too. Klapaucious </text:span><text:span text:style-name="T15">is</text:span><text:span text:style-name="T9"> not happ</text:span><text:span text:style-name="T15">y</text:span><text:span text:style-name="T9"> with the answer </text:span><text:span text:style-name="T5">which</text:span><text:span text:style-name="T9"> was la</text:span><text:span text:style-name="T10">i</text:span><text:span text:style-name="T9">d before him and demons from machine to make negative! </text:span><text:span text:style-name="T10">The machine then produces all the antimatters. And in doing so the machine creates an anti-world which is hanging above their head. Klapaucious still not happen the way the machine interpret his commands, </text:span><text:span text:style-name="T16">so he</text:span><text:span text:style-name="T10"> make a final demand; to do nothing. Machine stood motion less and Klapaucious start rubbing </text:span><text:span text:style-name="T6">his</text:span><text:span text:style-name="T10"> hand</text:span><text:span text:style-name="T16">s</text:span><text:span text:style-name="T10"> in glee.</text:span><text:span text:style-name="T11"> Trurl tells him: what do you expect, you told him to do nothing and the machine is doing nothing. Klapaucious says, </text:span><text:span text:style-name="T16">yeah</text:span><text:span text:style-name="T11"> </text:span><text:span text:style-name="T6">I asked</text:span><text:span text:style-name="T11"> to do nothing, but </text:span><text:span text:style-name="T6">the machine</text:span><text:span text:style-name="T11"> doing nothing, and both gets into </text:span><text:span text:style-name="T6">argument over</text:span><text:span text:style-name="T11"> the meaning of; </text:span><text:span text:style-name="T16">do nothing, doing nothing and </text:span><text:span text:style-name="T11">nothingness. </text:span></text:p>
      <text:p text:style-name="P1">While both colleagues are in the middle of quarrel, the machine voice <text:span text:style-name="T16">raises</text:span> and claims that it know what the nothingness is after all it comes under n. Then the machine orders them to look at their world one more time for last time as it will be <text:span text:style-name="T16">the </text:span>end <text:span text:style-name="T16">of them</text:span> all soon. <text:s/></text:p>
      <text:p text:style-name="P2">Both Trurl and Klapaucious froze, and notice in actual fact that things are starting to be disappear from the world, thus being removed and ceased to exist. <text:span text:style-name="T12">The machine already started remov</text:span><text:span text:style-name="T16">ing</text:span><text:span text:style-name="T12"> things that started with n from existing. </text:span></text:p>
      <text:p text:style-name="P3">Trurl hoped for nothing bad to happen, and reassured by Klapaucious that machine only going to remove thing that starts with n, and it can not create a universal nothingness. </text:p>
      <text:p text:style-name="P3">Klapaucious wanted to prote<text:span text:style-name="T16">s</text:span>t but he realised that things are really disappearing and not only the thing that start with n. Klapaucious screamed to stop and by the time the machine came to full stop, the world around them has completely changed. </text:p>
      <text:p text:style-name="P6"><text:span text:style-name="T12">Klapaucious made a final plea to machine, to bring zits back. The machine replays, no can do, its in z and it only works with n. </text:span><text:span text:style-name="T6">But</text:span><text:span text:style-name="T13"> the machine commanded him to look at the world around him, how it was laying </text:span><text:span text:style-name="T16">in</text:span><text:span text:style-name="T13"> </text:span><text:span text:style-name="T16">ruin</text:span><text:span text:style-name="T13">, and full of nothingness, and its all your work the machine said to Klapaucious, the future generation will have you to thank, for destroying the universe. <text:s/></text:span></text:p>
      <text:p text:style-name="P7">To this <text:span text:style-name="T16">d</text:span>ay the world lays <text:span text:style-name="T16">in </text:span>ruined just like the moment the machine stopped the process of liquidation. <text:span text:style-name="T16">After that, a</text:span>ll the attempted to make another machine on any other letter have failed. </text:p>
      <text:p text:style-name="P7"/>
      <text:p text:style-name="P8"><text:span text:style-name="T13">The moral of thi</text:span><text:span text:style-name="T14">s story is, if you making/programming a thing into existing, you better to have thought about the consequences of it being asked to do/carry out a task that it does not programmed for. </text:span><text:span text:style-name="T4">The program should not make rough guesses </text:span><text:span text:style-name="T7">or rough</text:span><text:span text:style-name="T5"> move. </text:span><text:span text:style-name="T7">There should be an </text:span><text:span text:style-name="T5">edge corner for every move that it makes. And there should a control mechanism build in the program to ask for confirmation before doing something which will have great consequence, or it is not sure of the outcome and trying to make an assump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1-11T12:58:13.278283968</dc:date>
    <meta:editing-duration>PT11M54S</meta:editing-duration>
    <meta:editing-cycles>2</meta:editing-cycles>
    <meta:generator>LibreOffice/6.4.6.2$Linux_X86_64 LibreOffice_project/40$Build-2</meta:generator>
    <meta:document-statistic meta:table-count="0" meta:image-count="0" meta:object-count="0" meta:page-count="1" meta:paragraph-count="10" meta:word-count="637" meta:character-count="3581" meta:non-whitespace-character-count="2941"/>
  </office:meta>
</office:document-meta>
</file>